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historydialog3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historydialog2.py" manifest:media-type=""/>
  <manifest:file-entry manifest:full-path="Scripts/python/pythonpath/indoc/dialogs.py" manifest:media-type=""/>
  <manifest:file-entry manifest:full-path="Scripts/python/pythonpath/indoc/historydialog1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5" office:value-type="string" calcext:value-type="string">
            <text:p>historydialog1</text:p>
          </table:table-cell>
          <table:table-cell table:style-name="ce5" office:value-type="string" calcext:value-type="string">
            <text:p>historydialog2</text:p>
          </table:table-cell>
          <table:table-cell table:style-name="ce5" office:value-type="string" calcext:value-type="string">
            <text:p>historydialog3</text:p>
          </table:table-cell>
          <table:table-cell table:style-name="ce6" office:value-type="string" calcext:value-type="string">
            <text:p>staticdialog1</text:p>
          </table:table-cell>
          <table:table-cell table:style-name="ce6"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alogstate_historydialog1</text:p>
          </table:table-cell>
          <table:table-cell office:value-type="string" calcext:value-type="string">
            <text:p>{"Width": 241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1</text:p>
          </table:table-cell>
          <table:table-cell office:value-type="string" calcext:value-type="string">
            <text:p>[["item1"], ["item2"], ["item4"], ["item6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5, "Height": 148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hhasd"], ["dasd"], ["dsf"], ["あいう"], ["ｱｲｳ"], ["sdf"], ["ddasdf"], ["d"], ["yiyti"], ["hh"], ["ddasdfd"]]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"], ["aaaa"], ["item1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CheckBox2sate": 0, "Height": 177, "Width": 264, "CheckBox1sate": 1}</text:p>
          </table:table-cell>
        </table:table-row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Height": 912, "CheckBox2sate": 0, "Width": 897, "CheckBox1sate": 0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1" table:base-cell-address="$config.$B$3" table:cell-range-address="$config.$B$1"/>
        <table:named-range table:name="dialogstate_historydialog2" table:base-cell-address="$config.$B$3" table:cell-range-address="$config.$B$3"/>
        <table:named-range table:name="dialogstate_historydialog3" table:base-cell-address="$config.$B$6" table:cell-range-address="$config.$B$6"/>
        <table:named-range table:name="dialogstate_staticdialog1" table:base-cell-address="$config.$B$7" table:cell-range-address="$config.$B$7"/>
        <table:named-range table:name="GridDatarows_historydialog1" table:base-cell-address="$config.$B$4" table:cell-range-address="$config.$B$2"/>
        <table:named-range table:name="GridDatarows_historydialog2" table:base-cell-address="$config.$B$4" table:cell-range-address="$config.$B$4"/>
        <table:named-range table:name="GridDatarows_historydialog3" table:base-cell-address="$config.$B$6" table:cell-range-address="$config.$B$5"/>
        <table:named-range table:name="GridDatarows_staticdialog1" table:base-cell-address="$config.$B$8" table:cell-range-address="$config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00/00/00</text:date>, <text:time style:data-style-name="N2" text:time-value="00:10:41.1886980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3T23:45:08.861861274</dc:date>
    <meta:editing-duration>P1DT1H16M50S</meta:editing-duration>
    <meta:editing-cycles>181</meta:editing-cycles>
    <meta:document-statistic meta:table-count="2" meta:cell-count="65" meta:object-count="0"/>
  </office:meta>
</office:document-meta>
</file>